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71aa" officeooo:paragraph-rsid="00037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 word git practi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8T10:58:52.429000000</meta:creation-date>
    <dc:date>2021-03-18T11:01:02.104000000</dc:date>
    <meta:editing-duration>PT2M21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3.2.2$Windows_X86_64 LibreOffice_project/98b30e735bda24bc04ab42594c85f7fd8be07b9c</meta:generator>
  </office:meta>
</office:document-meta>
</file>